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0.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2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5.9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5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4cm" svg:x="8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4.6cm" svg:y="12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6.8cm" svg:height="3.8cm" svg:x="5.9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6.4cm" svg:height="2.6cm" svg:x="6cm" svg:y="12.5cm">
          <text:p text:style-name="P2"><text:span text:style-name="T1">Execute</text:span> <text:span text:style-name="T1">code</text:span> </text:p>
          <text:p text:style-name="P2"><text:span text:style-name="T1">inside</text:span> <text:span text:style-name="T1">while-loop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4cm" svg:height="3.2cm" svg:x="6.1cm" svg:y="6.7cm">
          <draw:text-box>
            <text:p text:style-name="P2">Condition</text:p>
          </draw:text-box>
        </draw:frame>
        <draw:line draw:style-name="gr6" draw:text-style-name="P4" draw:layer="layout" svg:x1="9.3cm" svg:y1="4.1cm" svg:x2="9.3cm" svg:y2="6.4cm">
          <text:p/>
        </draw:line>
        <draw:line draw:style-name="gr6" draw:text-style-name="P4" draw:layer="layout" svg:x1="9.3cm" svg:y1="10.2cm" svg:x2="9.3cm" svg:y2="12.5cm">
          <text:p/>
        </draw:line>
        <draw:line draw:style-name="gr6" draw:text-style-name="P4" draw:layer="layout" svg:x1="4.4cm" svg:y1="8.3cm" svg:x2="5.9cm" svg:y2="8.3cm">
          <text:p/>
        </draw:line>
        <draw:line draw:style-name="gr7" draw:text-style-name="P4" draw:layer="layout" svg:x1="4.4cm" svg:y1="8.3cm" svg:x2="4.4cm" svg:y2="13.8cm">
          <text:p/>
        </draw:line>
        <draw:line draw:style-name="gr7" draw:text-style-name="P4" draw:layer="layout" svg:x1="6cm" svg:y1="13.8cm" svg:x2="4.4cm" svg:y2="13.8cm">
          <text:p/>
        </draw:line>
        <draw:line draw:style-name="gr7" draw:text-style-name="P4" draw:layer="layout" svg:x1="12.7cm" svg:y1="8.3cm" svg:x2="15.3cm" svg:y2="8.3cm">
          <text:p/>
        </draw:line>
        <draw:line draw:style-name="gr6" draw:text-style-name="P4" draw:layer="layout" svg:x1="15.3cm" svg:y1="8.3cm" svg:x2="15.3cm" svg:y2="12.9cm">
          <text:p/>
        </draw:line>
        <draw:frame draw:style-name="gr8" draw:text-style-name="P5" draw:layer="layout" svg:width="3.1cm" svg:height="1cm" svg:x="9.3cm" svg:y="10.7cm">
          <draw:text-box>
            <text:p><text:span text:style-name="T1">True</text:span></text:p>
          </draw:text-box>
        </draw:frame>
        <draw:frame draw:style-name="gr9" draw:text-style-name="P5" draw:layer="layout" svg:width="3.2cm" svg:height="0.962cm" svg:x="12.8cm" svg:y="7.4cm">
          <draw:text-box>
            <text:p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9:57:01.486000000</meta:creation-date>
    <dc:date>2019-08-03T10:11:05.297000000</dc:date>
    <meta:editing-duration>PT3M52S</meta:editing-duration>
    <meta:editing-cycles>2</meta:editing-cycles>
    <meta:generator>LibreOffice/6.2.5.2$Windows_X86_64 LibreOffice_project/1ec314fa52f458adc18c4f025c545a4e8b22c159</meta:generator>
    <meta:document-statistic meta:object-count="14"/>
  </office:meta>
</office:document-meta>
</file>